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row table:style-name="ro1" table:number-rows-repeated="3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vel</text:p>
          </table:table-cell>
          <table:table-cell table:formula="of:=299792458" office:value-type="float" office:value="299792458" calcext:value-type="float">
            <text:p>29979245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f</text:p>
          </table:table-cell>
          <table:table-cell table:style-name="ce1" table:formula="of:=1602000000" office:value-type="float" office:value="1602000000" calcext:value-type="float">
            <text:p>1.60E+09</text:p>
          </table:table-cell>
          <table:table-cell table:formula="of:=[.D4]/[.D5]" office:value-type="float" office:value="0.187136365792759" calcext:value-type="float">
            <text:p>0.187136365792759</text:p>
          </table:table-cell>
          <table:table-cell table:formula="of:=[.E5]/4" office:value-type="float" office:value="0.0467840914481898" calcext:value-type="float">
            <text:p>0.04678409144819</text:p>
          </table:table-cell>
          <table:table-cell office:value-type="string" calcext:value-type="string">
            <text:p>triangle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wind_diam</text:p>
          </table:table-cell>
          <table:table-cell table:formula="of:=[.E5]/PI()" office:value-type="float" office:value="0.0595673552963414" calcext:value-type="float">
            <text:p>0.05956735529634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pitch</text:p>
          </table:table-cell>
          <table:table-cell table:formula="of:=[.E5]/[.E8]" office:value-type="float" office:value="0.0467840914481898" calcext:value-type="float">
            <text:p>0.04678409144819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helix_length</text:p>
          </table:table-cell>
          <table:table-cell table:formula="of:=[.D8]*[.D6]" office:value-type="float" office:value="0.374272731585518" calcext:value-type="float">
            <text:p>0.374272731585518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wire_length</text:p>
          </table:table-cell>
          <table:table-cell table:formula="of:=[.D6]*SQRT([.D7]^2 + [.E5]^2)" office:value-type="float" office:value="1.57110486919995" calcext:value-type="float">
            <text:p>1.5711048691999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wind_wire</text:p>
          </table:table-cell>
          <table:table-cell table:formula="of:=[.D11]/[.D6]" office:value-type="float" office:value="0.196388108649994" calcext:value-type="float">
            <text:p>0.196388108649994</text:p>
          </table:table-cell>
          <table:table-cell table:formula="of:=[.D12]/4" office:value-type="float" office:value="0.0490970271624985" calcext:value-type="float">
            <text:p>0.049097027162499</text:p>
          </table:table-cell>
          <table:table-cell office:value-type="string" calcext:value-type="string">
            <text:p>triangle2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06T18:22:59.681144116</meta:creation-date>
    <dc:date>2020-06-06T18:48:13.107876316</dc:date>
    <meta:editing-duration>PT4M12S</meta:editing-duration>
    <meta:editing-cycles>2</meta:editing-cycles>
    <meta:generator>LibreOffice/6.4.3.2$Linux_X86_64 LibreOffice_project/40$Build-2</meta:generator>
    <meta:document-statistic meta:table-count="1" meta:cell-count="22" meta:object-count="0"/>
  </office:meta>
</office:document-meta>
</file>